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E000004DCA00EBA54.png" manifest:media-type="image/png"/>
  <manifest:file-entry manifest:full-path="Pictures/1000020100000339000002EC067D3655.png" manifest:media-type="image/png"/>
  <manifest:file-entry manifest:full-path="Pictures/1000020100000338000001EAA12F0694.png" manifest:media-type="image/png"/>
  <manifest:file-entry manifest:full-path="Pictures/1000020100000333000002E45AD0A8F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" text:anchor-type="paragraph" svg:x="0in" svg:y="3.9555in" svg:width="6.9252in" svg:height="6.2571in" draw:z-index="1"><draw:image xlink:href="Pictures/1000020100000333000002E45AD0A8F0.png" xlink:type="simple" xlink:show="embed" xlink:actuate="onLoad"/></draw:frame><draw:frame draw:style-name="fr1" draw:name="Image1" text:anchor-type="paragraph" svg:width="6.9252in" svg:height="4.1173in" draw:z-index="0"><draw:image xlink:href="Pictures/1000020100000338000001EAA12F0694.png" xlink:type="simple" xlink:show="embed" xlink:actuate="onLoad"/></draw:frame></text:p>
      <text:p text:style-name="Standard"/>
      <text:p text:style-name="Standard"><draw:frame draw:style-name="fr2" draw:name="Image3" text:anchor-type="paragraph" svg:x="0in" svg:y="-0.7874in" svg:width="6.9252in" svg:height="6.2783in" draw:z-index="2"><draw:image xlink:href="Pictures/1000020100000339000002EC067D3655.png" xlink:type="simple" xlink:show="embed" xlink:actuate="onLoad"/></draw:frame><text:soft-page-break/></text:p>
      <text:p text:style-name="Standard"><draw:frame draw:style-name="fr2" draw:name="Image4" text:anchor-type="paragraph" svg:x="-0.0008in" svg:y="-0.1661in" svg:width="6.9252in" svg:height="10.3783in" draw:z-index="3"><draw:image xlink:href="Pictures/100002010000033E000004DCA00EBA5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0:12:59.515747582</meta:creation-date>
    <meta:print-date>2016-04-27T10:17:21.125448006</meta:print-date>
    <dc:date>2016-04-27T10:20:19.455917850</dc:date>
    <meta:editing-duration>P0D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4.2.8.2$Linux_X86_64 LibreOffice_project/420m0$Build-2</meta:generator>
  </office:meta>
</office:document-meta>
</file>